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6521D4F7A22AE6D8.jpg" manifest:media-type="image/jpeg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619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89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15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1.46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font-size="28pt"/>
    </style:style>
    <style:style style:name="P2" style:family="paragraph">
      <loext:graphic-properties draw:fill="none" draw:fill-color="#ffffff"/>
      <style:paragraph-properties fo:text-align="center"/>
      <style:text-properties style:font-name="Segoe UI" fo:font-size="28pt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  <style:text-properties fo:font-size="36pt"/>
    </style:style>
    <style:style style:name="P5" style:family="paragraph">
      <style:text-properties fo:font-size="36pt"/>
    </style:style>
    <style:style style:name="P6" style:family="paragraph">
      <loext:graphic-properties draw:fill="none" draw:fill-color="#ffffff"/>
      <style:paragraph-properties fo:text-align="center"/>
      <style:text-properties fo:color="#000000" style:font-name="Segoe UI" fo:font-size="36pt" fo:font-weight="bold" style:font-size-asian="36pt" style:font-weight-asian="bold" style:font-size-complex="36pt" style:font-weight-complex="bold"/>
    </style:style>
    <style:style style:name="P7" style:family="paragraph">
      <style:paragraph-properties fo:text-align="start"/>
      <style:text-properties fo:font-size="36pt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3" style:family="text">
      <style:text-properties fo:color="#000000" style:font-name="Segoe UI" fo:font-size="36pt" fo:font-weight="normal" style:font-size-asian="36pt" style:font-weight-asian="normal" style:font-size-complex="36pt" style:font-weight-complex="normal"/>
    </style:style>
    <style:style style:name="T4" style:family="text">
      <style:text-properties fo:color="#000000" style:font-name="Segoe UI" fo:font-size="36pt" fo:font-weight="bold" style:font-size-asian="36pt" style:font-weight-asian="bold" style:font-size-complex="36pt" style:font-weight-complex="bold"/>
    </style:style>
    <style:style style:name="T5" style:family="text">
      <style:text-properties fo:color="#000000" style:font-name="Segoe UI" fo:font-size="20pt" fo:font-weight="bold" style:font-size-asian="20pt" style:font-weight-asian="bold" style:font-size-complex="20pt" style:font-weight-complex="bold"/>
    </style:style>
    <style:style style:name="T6" style:family="text">
      <style:text-properties fo:color="#000000" style:font-name="Segoe UI Semibold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638cm" svg:height="3.063cm" svg:x="1.524cm" svg:y="0.762cm">
          <draw:text-box>
            <text:p text:style-name="P1"><text:span text:style-name="T1">HYMN #579</text:span></text:p>
            <text:p text:style-name="P1"><text:span text:style-name="T2">“</text:span><text:span text:style-name="T2">The Law of God Is Good and Wise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draw:frame draw:style-name="gr3" draw:text-style-name="P6" draw:layer="layout" svg:width="25.4cm" svg:height="7.147cm" svg:x="1.27cm" svg:y="0.727cm">
          <draw:text-box>
            <text:p text:style-name="P4"><text:span text:style-name="T3">1.</text:span><text:span text:style-name="T3"><text:tab/></text:span><text:span text:style-name="T4">The Law of God is good and wise</text:span></text:p>
            <text:p text:style-name="P4"><text:span text:style-name="T4">And sets His will before our eyes,</text:span></text:p>
            <text:p text:style-name="P4"><text:span text:style-name="T4">Shows us the way of righteousness,</text:span></text:p>
            <text:p text:style-name="P5"><text:span text:style-name="T4">And dooms to death when we transgres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>
        <draw:frame draw:style-name="gr3" draw:text-style-name="P6" draw:layer="layout" svg:width="25.4cm" svg:height="7.147cm" svg:x="1.27cm" svg:y="0.727cm">
          <draw:text-box>
            <text:p text:style-name="P4"><text:span text:style-name="T3">2.</text:span><text:span text:style-name="T3"><text:tab/></text:span><text:span text:style-name="T4">Its light of holiness imparts</text:span></text:p>
            <text:p text:style-name="P4"><text:span text:style-name="T4">The knowledge of our sinful hearts</text:span></text:p>
            <text:p text:style-name="P4"><text:span text:style-name="T4">That we may see our lost estate</text:span></text:p>
            <text:p text:style-name="P4"><text:span text:style-name="T4">And turn from sin before too lat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>
        <draw:frame draw:style-name="gr4" draw:text-style-name="P6" draw:layer="layout" svg:width="25.4cm" svg:height="7.401cm" svg:x="1.27cm" svg:y="0.727cm">
          <draw:text-box>
            <text:p text:style-name="P4"><text:span text:style-name="T3">3. </text:span><text:span text:style-name="T4">To those who help in Christ have found</text:span></text:p>
            <text:p text:style-name="P4"><text:span text:style-name="T4">And would in works of love abound</text:span></text:p>
            <text:p text:style-name="P4"><text:span text:style-name="T4">It shows what deeds are His delight</text:span></text:p>
            <text:p text:style-name="P4"><text:span text:style-name="T4">And should be done as good and righ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">
        <draw:frame draw:style-name="gr4" draw:text-style-name="P6" draw:layer="layout" svg:width="25.4cm" svg:height="7.401cm" svg:x="1.27cm" svg:y="0.981cm">
          <draw:text-box>
            <text:p text:style-name="P4"><text:span text:style-name="T3">4.</text:span><text:span text:style-name="T3"><text:tab/></text:span><text:span text:style-name="T4">But those who scornfully disdain</text:span></text:p>
            <text:p text:style-name="P4"><text:span text:style-name="T4">God’s Law shall then in sin remain;</text:span></text:p>
            <text:p text:style-name="P4"><text:span text:style-name="T4">Its terror in their ear resounds</text:span></text:p>
            <text:p text:style-name="P4"><text:span text:style-name="T4">And keeps their wickedness in bound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">
        <draw:frame draw:style-name="gr4" draw:text-style-name="P6" draw:layer="layout" svg:width="25.4cm" svg:height="7.401cm" svg:x="1.27cm" svg:y="0.981cm">
          <draw:text-box>
            <text:p text:style-name="P4"><text:span text:style-name="T3">5.</text:span><text:span text:style-name="T3"><text:tab/></text:span><text:span text:style-name="T4">The Law is good; but since the fall</text:span></text:p>
            <text:p text:style-name="P4"><text:span text:style-name="T4">Its holiness condemns us all;</text:span></text:p>
            <text:p text:style-name="P4"><text:span text:style-name="T4">It dooms us for our sin to die</text:span></text:p>
            <text:p text:style-name="P4"><text:span text:style-name="T4">And has no pow’r to justif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">
        <draw:frame draw:style-name="gr5" draw:text-style-name="P6" draw:layer="layout" svg:width="25.4cm" svg:height="11.711cm" svg:x="1.27cm" svg:y="0.981cm">
          <draw:text-box>
            <text:p text:style-name="P4"><text:span text:style-name="T3">6.</text:span><text:span text:style-name="T3"><text:tab/></text:span><text:span text:style-name="T4">To Jesus we for refuge flee,</text:span></text:p>
            <text:p text:style-name="P4"><text:span text:style-name="T4">Who from the curse has set us free,</text:span></text:p>
            <text:p text:style-name="P4"><text:span text:style-name="T4">And humbly worship at His throne,</text:span></text:p>
            <text:p text:style-name="P4"><text:span text:style-name="T4">Saved by His grace through faith alone.</text:span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><text:s text:c="10"/></text:span><text:span text:style-name="T6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422000002536521D4F7A22AE6D8.jpg" xlink:type="simple" xlink:show="embed" xlink:actuate="onLoad"/>
    <draw:fill-image draw:name="Bitmap_20_2" draw:display-name="Bitmap 2" xlink:href="Pictures/1000000000000422000002536521D4F7A22AE6D8.jpg" xlink:type="simple" xlink:show="embed" xlink:actuate="onLoad"/>
    <draw:fill-image draw:name="Bitmap_20_3" draw:display-name="Bitmap 3" xlink:href="Pictures/1000000000000422000002536521D4F7A22AE6D8.jpg" xlink:type="simple" xlink:show="embed" xlink:actuate="onLoad"/>
    <draw:fill-image draw:name="Bitmap_20_4" draw:display-name="Bitmap 4" xlink:href="Pictures/1000000000000422000002536521D4F7A22AE6D8.jpg" xlink:type="simple" xlink:show="embed" xlink:actuate="onLoad"/>
    <draw:fill-image draw:name="Bitmap_20_5" draw:display-name="Bitmap 5" xlink:href="Pictures/1000000000000422000002536521D4F7A22AE6D8.jpg" xlink:type="simple" xlink:show="embed" xlink:actuate="onLoad"/>
    <draw:fill-image draw:name="Bitmap_20_6" draw:display-name="Bitmap 6" xlink:href="Pictures/1000000000000422000002536521D4F7A22AE6D8.jpg" xlink:type="simple" xlink:show="embed" xlink:actuate="onLoad"/>
    <draw:fill-image draw:name="Bitmap_20_7" draw:display-name="Bitmap 7" xlink:href="Pictures/1000000000000422000002536521D4F7A22AE6D8.jpg" xlink:type="simple" xlink:show="embed" xlink:actuate="onLoad"/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7T13:13:27.763000000</meta:creation-date>
    <dc:date>2019-04-24T15:01:26.868000000</dc:date>
    <meta:editing-duration>PT17M34S</meta:editing-duration>
    <meta:editing-cycles>6</meta:editing-cycles>
    <meta:generator>LibreOffice/6.1.5.2$Windows_X86_64 LibreOffice_project/90f8dcf33c87b3705e78202e3df5142b201bd805</meta:generator>
    <meta:document-statistic meta:object-count="42"/>
  </office:meta>
</office:document-meta>
</file>